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9"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2pt" style:font-size-asian="12pt" style:font-size-complex="12pt" fo:language="en" fo:country="US"/>
    </style:style>
    <style:style style:name="P15" style:parent-style-name="Normal" style:family="paragraph">
      <style:text-properties style:font-name="Times New Roman" fo:font-size="16pt" style:font-size-asian="16pt" style:font-size-complex="16pt" fo:language="en" fo:country="US"/>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P23" style:parent-style-name="Normal" style:family="paragraph">
      <style:text-properties style:font-name="Times New Roman" fo:font-size="12pt" style:font-size-asian="12pt" style:font-size-complex="12pt" fo:language="en" fo:country="US"/>
    </style:style>
    <style:style style:name="P24" style:parent-style-name="Normal" style:family="paragraph">
      <style:text-properties style:font-name="Times New Roman" fo:font-size="12pt" style:font-size-asian="12pt" style:font-size-complex="12pt"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Normal" style:family="paragraph">
      <style:text-properties style:font-name="Times New Roman" fo:font-size="12pt" style:font-size-asian="12pt" style:font-size-complex="12pt" fo:language="en" fo:country="US"/>
    </style:style>
    <style:style style:name="P27"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28"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paragraph-properties fo:text-indent="0.5in"/>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Normal" style:family="paragraph">
      <style:text-properties style:font-name="Times New Roman" fo:font-size="12pt" style:font-size-asian="12pt" style:font-size-complex="12pt" fo:language="en" fo:country="US"/>
    </style:style>
    <style:style style:name="P34" style:parent-style-name="Normal" style:family="paragraph">
      <style:text-properties style:font-name="Times New Roman" fo:font-size="12pt" style:font-size-asian="12pt" style:font-size-complex="12pt" fo:language="en" fo:country="US"/>
    </style:style>
    <style:style style:name="P35" style:parent-style-name="Normal" style:family="paragraph">
      <style:text-properties style:font-name="Times New Roman" fo:font-size="12pt" style:font-size-asian="12pt" style:font-size-complex="12pt" fo:language="en" fo:country="US"/>
    </style:style>
    <style:style style:name="P36" style:parent-style-name="Normal" style:family="paragraph">
      <style:text-properties style:font-name="Times New Roman" fo:font-size="12pt" style:font-size-asian="12pt" style:font-size-complex="12pt" fo:language="en" fo:country="US"/>
    </style:style>
    <style:style style:name="P37" style:parent-style-name="Normal" style:family="paragraph">
      <style:text-properties style:font-name="Times New Roman" fo:font-size="12pt" style:font-size-asian="12pt" style:font-size-complex="12pt" fo:language="en" fo:country="US"/>
    </style:style>
    <style:style style:name="P38" style:parent-style-name="Normal" style:family="paragraph">
      <style:text-properties style:font-name="Times New Roman" fo:font-size="12pt" style:font-size-asian="12pt" style:font-size-complex="12pt" fo:language="en" fo:country="US"/>
    </style:style>
    <style:style style:name="P39" style:parent-style-name="Normal" style:family="paragraph">
      <style:text-properties style:font-name="Times New Roman" fo:font-size="12pt" style:font-size-asian="12pt" style:font-size-complex="12pt" fo:language="en" fo:country="US"/>
    </style:style>
    <style:style style:name="P40" style:parent-style-name="Normal" style:family="paragraph">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paragraph-properties fo:text-indent="0.5in"/>
      <style:text-properties style:font-name="Times New Roman" fo:font-size="12pt" style:font-size-asian="12pt" style:font-size-complex="12pt"/>
    </style:style>
    <style:style style:name="P54" style:parent-style-name="Normal" style:family="paragraph">
      <style:paragraph-properties fo:text-indent="0.5in"/>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Normal" style:family="paragraph">
      <style:text-properties style:font-name="Times New Roman" fo:font-size="12pt" style:font-size-asian="12pt" style:font-size-complex="12pt" fo:language="en" fo:country="US"/>
    </style:style>
    <style:style style:name="P59"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60"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1" style:parent-style-name="Normal" style:family="paragraph">
      <style:text-properties style:font-name="Times New Roman" fo:font-size="12pt" style:font-size-asian="12pt" style:font-size-complex="12pt" fo:language="en" fo:country="US"/>
    </style:style>
    <style:style style:name="P62"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3" style:parent-style-name="Normal" style:family="paragraph">
      <style:text-properties style:font-name="Times New Roman" fo:font-size="12pt" style:font-size-asian="12pt" style:font-size-complex="12pt" fo:language="en" fo:country="US"/>
    </style:style>
    <style:style style:name="P64" style:parent-style-name="Normal" style:family="paragraph">
      <style:text-properties style:font-name="Times New Roman" fo:font-size="12pt" style:font-size-asian="12pt" style:font-size-complex="12pt" fo:language="en" fo:country="US"/>
    </style:style>
    <style:style style:name="P65" style:parent-style-name="Normal" style:family="paragraph">
      <style:text-properties style:font-name="Times New Roman" fo:font-size="12pt" style:font-size-asian="12pt" style:font-size-complex="12pt" fo:language="en" fo:country="US"/>
    </style:style>
    <style:style style:name="P66" style:parent-style-name="Normal" style:family="paragraph">
      <style:text-properties style:font-name="Times New Roman" fo:font-size="12pt" style:font-size-asian="12pt" style:font-size-complex="12pt" fo:language="en" fo:country="US"/>
    </style:style>
    <style:style style:name="P67" style:parent-style-name="Normal" style:family="paragraph">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8"/>
      <text:p text:style-name="P9">Authors:</text:p>
      <text:p text:style-name="P10">Axel E. W. Jacobsen</text:p>
      <text:p text:style-name="P11">Daniel Hao Hyunh</text:p>
      <text:p text:style-name="P12">Matthias Greeven</text:p>
      <text:p text:style-name="P13"/>
      <text:p text:style-name="P14"/>
      <text:p text:style-name="P15">HELLO GRUPPA:</text:p>
      <text:p text:style-name="P16">Har brutt ned oppgaven litt for å gjøre den mer overkommelig, ingenting her er satt i stein.</text:p>
      <text:p text:style-name="P17">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8">OBS: Send melding når du skal redigere en seksjon så blir det ikke merge errors, en pusher av gangen. LAGRE DET DU HAR ENDRA LOKALT SÅ PUSH DET NÅR DET ER HELT FERDIG.</text:p>
      <text:p text:style-name="P19">Bare sleng in når dere har gjort noe som kan være verdt å nevne på contributions siden.</text:p>
      <text:p text:style-name="P20"/>
      <text:p text:style-name="P21">Introduction<text:s/><text:tab/><text:tab/><text:tab/>300-400 Words</text:p>
      <text:p text:style-name="P22"><text:tab/>Task<text:tab/><text:tab/><text:tab/>(Project scope)</text:p>
      <text:p text:style-name="P23"><text:tab/>Project motivation</text:p>
      <text:p text:style-name="P24">This is the project report for the AI project spring 2022.</text:p>
      <text:p text:style-name="P25">Background<text:tab/><text:tab/><text:tab/>100-300 Words</text:p>
      <text:p text:style-name="P26"><text:tab/>Assumptions<text:tab/><text:tab/>(Project scope)</text:p>
      <text:p text:style-name="P27">Background information needed to<text:s/>understand the technical details in the rest of the report (?)</text:p>
      <text:p text:style-name="P28">Your implementation.<text:tab/><text:tab/><text:tab/><text:tab/><text:tab/><text:s text:c="13"/>Alt under her faller under det</text:p>
      <text:soft-page-break/>
      <text:p text:style-name="P29">Pictures<text:tab/><text:tab/><text:tab/>300-450 Words</text:p>
      <text:p text:style-name="P30">How we decided gestures</text:p>
      <text:p text:style-name="P31"><text:tab/>Co-operation with other groups</text:p>
      <text:p text:style-name="P32"><text:tab/>Problems we faced and potential issues</text:p>
      <text:p text:style-name="P33">Before we started taking 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text:s/>where the fingers are split into three groups, index and middle finger, pinky, and ring finger, lastly, the thumb.<text:s/></text:p>
      <text:p text:style-name="P34">Since there was a lot of pictures to take, everyone took the pictures individually. This led to a lot of noise in the form of, varying camera quality, different 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p text:style-name="P35">Normalizing<text:tab/><text:tab/><text:tab/>200-400 Words</text:p>
      <text:p text:style-name="P36"><text:tab/>How is the data normalized</text:p>
      <text:p text:style-name="P37"><text:tab/>Why did we do it like this</text:p>
      <text:p text:style-name="P38"><text:tab/>Where did we find code for it</text:p>
      <text:p text:style-name="P39">As mentioned, we realized that it was necessary to normalize our data.<text:s/>Before we started, we researched what common ways image data is usually normalized.<text:s/>We wanted<text:s/>the<text:s/>normalization to be automated with a script, since there was too much data to do manually.<text:s/>After taking this into consideration, we ended up finding a script which would resize and grayscale our data.<text:s/>We had to alter it quite significantly to have it work in the first place, but when we were done, it would normalize and compile it into a ready dataset for us.<text:s/>The issue with this,<text:s/>was that it didn’t save a normalized version of each picture.<text:s/>Instead,<text:s/>it would just send it directly into the<text:s/>AI model.<text:s/>Realizing that this would take too much time, we decided to rewrite it to save the photos directly instead of just generating a dataset. At the same time, we switched from cv2 to TensorFlow for our data manipulation/normalization, as TensorFlow has a more streamlined and less memory dependent method for preparing our data.<text:s/>With these changes our code was built up by two parts, the data normalizer, and the<text:s/>AI<text:s/>model trainer.<text:s/></text:p>
      <text:p text:style-name="P40"/>
      <text:p text:style-name="P41">AI models<text:tab/><text:tab/><text:tab/>250-600 Words</text:p>
      <text:p text:style-name="P42"><text:tab/>Which we chose and why</text:p>
      <text:p text:style-name="P43"><text:tab/>Where did we get the code</text:p>
      <text:p text:style-name="P44"/>
      <text:p text:style-name="Normal"><text:span text:style-name="T45">Experiments (?)</text:span><text:span text:style-name="T46"><text:tab/></text:span><text:span text:style-name="T47"><text:tab/></text:span><text:span text:style-name="T48">250-550 Words</text:span></text:p>
      <text:p text:style-name="P49"><text:tab/>Datasets<text:tab/>(Mulig vi alrede har skrevet dette tidliger, usikker)</text:p>
      <text:p text:style-name="P50"><text:tab/>Results<text:tab/><text:tab/>(Hva fant vi, typ accuracy og lignende)</text:p>
      <text:p text:style-name="P51"><text:tab/>Analysis<text:s/><text:tab/>(Blir vel litt dypere hvorfor vi fikk svarene vi fikk)</text:p>
      <text:p text:style-name="P52">Reflection &amp;<text:s/>discussion<text:tab/>200-400 Words</text:p>
      <text:p text:style-name="P53">comparisons<text:s/><text:tab/>(Åssen performa datasettet på en model ovenfor en annen)</text:p>
      <text:p text:style-name="P54">discussion<text:tab/>(Hva kunne vi gjort bedre, hva funka hva funka ikke)</text:p>
      <text:p text:style-name="P55">Conclusion<text:tab/><text:tab/><text:tab/>200-500 Words</text:p>
      <text:p text:style-name="Normal"><text:span text:style-name="T56">Sources</text:span><text:span text:style-name="T57">:</text:span></text:p>
      <text:p text:style-name="P58"/>
      <text:p text:style-name="P59"/>
      <text:p text:style-name="P60">Group contributions:</text:p>
      <text:p text:style-name="P61">Everyone has contributed<text:s/>pictures for the dataset.</text:p>
      <text:p text:style-name="P62">Individual contributions:</text:p>
      <text:p text:style-name="P63">Axel:</text:p>
      <text:p text:style-name="P64"><text:tab/>Report structuring</text:p>
      <text:p text:style-name="P65"><text:tab/>Finding VGG19 model</text:p>
      <text:p text:style-name="P66">Daniel:</text:p>
      <text:p text:style-name="P67"><text:tab/>Finding and implementing data normalization</text:p>
      <text:p text:style-name="Normal"><text:span text:style-name="T68">Matth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style:tab-stops>
          <style:tab-stop style:type="center" style:position="3.265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Footer" style:family="paragraph">
      <style:paragraph-properties fo:text-align="en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an text:style-name="T4"><text:s/></text:span></text:p>
      </style:header>
      <style:footer>
        <text:p text:style-name="P5">Page<text:s/><text:span text:style-name="T6"><text:page-number text:fixed="false">2</text:page-number></text:span><text:s/>of<text:s/><text:span text:style-name="T7"><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6T11:33:00Z</dc:date>
    <meta:template xlink:href="Normal" xlink:type="simple"/>
    <meta:editing-cycles>158</meta:editing-cycles>
    <meta:editing-duration>PT9120S</meta:editing-duration>
    <meta:document-statistic meta:page-count="3" meta:paragraph-count="9" meta:word-count="729" meta:character-count="4877" meta:row-count="34" meta:non-whitespace-character-count="4157"/>
  </office:meta>
</office:document-meta>
</file>